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9016" calcext:value-type="float">
            <text:p>76.7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8512" calcext:value-type="float">
            <text:p>69.6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6736" calcext:value-type="float">
            <text:p>69.8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2048" calcext:value-type="float">
            <text:p>75.8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8176" calcext:value-type="float">
            <text:p>77.6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9496" calcext:value-type="float">
            <text:p>76.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1544" calcext:value-type="float">
            <text:p>68.7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5368" calcext:value-type="float">
            <text:p>68.0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3808" calcext:value-type="float">
            <text:p>67.0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1768" calcext:value-type="float">
            <text:p>69.7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672" calcext:value-type="float">
            <text:p>69.7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6216" calcext:value-type="float">
            <text:p>69.5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1048" calcext:value-type="float">
            <text:p>67.8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4744" calcext:value-type="float">
            <text:p>67.6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9968" calcext:value-type="float">
            <text:p>66.7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2264" calcext:value-type="float">
            <text:p>66.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9808" calcext:value-type="float">
            <text:p>65.5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8256" calcext:value-type="float">
            <text:p>66.8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7416" calcext:value-type="float">
            <text:p>67.7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2904" calcext:value-type="float">
            <text:p>68.1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5552" calcext:value-type="float">
            <text:p>68.8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7216" calcext:value-type="float">
            <text:p>69.9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9208" calcext:value-type="float">
            <text:p>68.3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0568" calcext:value-type="float">
            <text:p>67.7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9256" calcext:value-type="float">
            <text:p>63.3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6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2429090909" calcext:value-type="float">
            <text:p>60.1672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43992" calcext:value-type="float">
            <text:p>62.27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31842580645" calcext:value-type="float">
            <text:p>62.6431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6376" calcext:value-type="float">
            <text:p>62.20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10869677419" calcext:value-type="float">
            <text:p>61.201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854912" calcext:value-type="float">
            <text:p>59.958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92536" calcext:value-type="float">
            <text:p>58.2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9762580645" calcext:value-type="float">
            <text:p>58.311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9153103448" calcext:value-type="float">
            <text:p>58.9029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91696" calcext:value-type="float">
            <text:p>59.59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86231428571" calcext:value-type="float">
            <text:p>59.9586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084" calcext:value-type="float">
            <text:p>59.98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20299354839" calcext:value-type="float">
            <text:p>61.0520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3472" calcext:value-type="float">
            <text:p>61.3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38678709678" calcext:value-type="float">
            <text:p>61.89386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46824" calcext:value-type="float">
            <text:p>61.64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13352258065" calcext:value-type="float">
            <text:p>61.4913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27191111111" calcext:value-type="float">
            <text:p>61.01271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1992" calcext:value-type="float">
            <text:p>60.80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67150769231" calcext:value-type="float">
            <text:p>60.52671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2816" calcext:value-type="float">
            <text:p>60.1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84454193548" calcext:value-type="float">
            <text:p>60.1484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48982857143" calcext:value-type="float">
            <text:p>60.7448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98660645161" calcext:value-type="float">
            <text:p>61.5598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41086451613" calcext:value-type="float">
            <text:p>63.3041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5588" calcext:value-type="float">
            <text:p>64.7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87427096774" calcext:value-type="float">
            <text:p>66.2387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78984" calcext:value-type="float">
            <text:p>66.5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6116129032" calcext:value-type="float">
            <text:p>66.49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9625806452" calcext:value-type="float">
            <text:p>65.035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56706666667" calcext:value-type="float">
            <text:p>63.2356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94841290323" calcext:value-type="float">
            <text:p>61.6994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1496" calcext:value-type="float">
            <text:p>60.20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5623225806" calcext:value-type="float">
            <text:p>59.3385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18937142857" calcext:value-type="float">
            <text:p>59.8918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38761290323" calcext:value-type="float">
            <text:p>60.26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35762580645" calcext:value-type="float">
            <text:p>59.683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95408" calcext:value-type="float">
            <text:p>60.6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7749677419" calcext:value-type="float">
            <text:p>61.7527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6192" calcext:value-type="float">
            <text:p>62.0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8103225806" calcext:value-type="float">
            <text:p>62.084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5996923077" calcext:value-type="float">
            <text:p>60.27759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7384" calcext:value-type="float">
            <text:p>58.9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73832" calcext:value-type="float">
            <text:p>57.4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57661935484" calcext:value-type="float">
            <text:p>57.245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51065714286" calcext:value-type="float">
            <text:p>57.2951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91378064516" calcext:value-type="float">
            <text:p>57.429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5966451613" calcext:value-type="float">
            <text:p>56.921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94664" calcext:value-type="float">
            <text:p>58.51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52818064516" calcext:value-type="float">
            <text:p>60.1052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9832" calcext:value-type="float">
            <text:p>59.32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27107096774" calcext:value-type="float">
            <text:p>58.362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3646451613" calcext:value-type="float">
            <text:p>57.351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58504" calcext:value-type="float">
            <text:p>54.22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71721290323" calcext:value-type="float">
            <text:p>53.1071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76445714286" calcext:value-type="float">
            <text:p>53.2176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95491612903" calcext:value-type="float">
            <text:p>53.1495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88405517241" calcext:value-type="float">
            <text:p>53.54884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45971612903" calcext:value-type="float">
            <text:p>53.914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68072258065" calcext:value-type="float">
            <text:p>53.4568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8752" calcext:value-type="float">
            <text:p>53.7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44934193548" calcext:value-type="float">
            <text:p>53.674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19968" calcext:value-type="float">
            <text:p>53.1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58304516129" calcext:value-type="float">
            <text:p>53.015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17181935484" calcext:value-type="float">
            <text:p>53.0517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85016" calcext:value-type="float">
            <text:p>53.23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87798709677" calcext:value-type="float">
            <text:p>53.188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0512" calcext:value-type="float">
            <text:p>53.01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38867096774" calcext:value-type="float">
            <text:p>53.2938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28702857143" calcext:value-type="float">
            <text:p>53.6628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6528516129" calcext:value-type="float">
            <text:p>54.176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57047741936" calcext:value-type="float">
            <text:p>55.795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58664" calcext:value-type="float">
            <text:p>56.3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93122580645" calcext:value-type="float">
            <text:p>56.809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314" calcext:value-type="float">
            <text:p>56.87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70281290323" calcext:value-type="float">
            <text:p>56.5270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66531612903" calcext:value-type="float">
            <text:p>55.8866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83078709677" calcext:value-type="float">
            <text:p>55.508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07728" calcext:value-type="float">
            <text:p>55.56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6111428571" calcext:value-type="float">
            <text:p>56.0526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73522580645" calcext:value-type="float">
            <text:p>56.36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85489032258" calcext:value-type="float">
            <text:p>56.7485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11608" calcext:value-type="float">
            <text:p>57.14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64328" calcext:value-type="float">
            <text:p>56.3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95104516129" calcext:value-type="float">
            <text:p>55.789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19690322581" calcext:value-type="float">
            <text:p>55.45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43064" calcext:value-type="float">
            <text:p>55.33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03264516129" calcext:value-type="float">
            <text:p>55.460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00736" calcext:value-type="float">
            <text:p>55.91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52791428571" calcext:value-type="float">
            <text:p>56.8252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9052903226" calcext:value-type="float">
            <text:p>57.4369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26242580645" calcext:value-type="float">
            <text:p>58.162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00552" calcext:value-type="float">
            <text:p>58.76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87243870968" calcext:value-type="float">
            <text:p>59.2587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5272" calcext:value-type="float">
            <text:p>59.23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09003870968" calcext:value-type="float">
            <text:p>58.380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2843870968" calcext:value-type="float">
            <text:p>56.8812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994" calcext:value-type="float">
            <text:p>55.39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5473548387" calcext:value-type="float">
            <text:p>54.7205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47952" calcext:value-type="float">
            <text:p>54.77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2503225807" calcext:value-type="float">
            <text:p>54.937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7062068966" calcext:value-type="float">
            <text:p>55.403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72374193548" calcext:value-type="float">
            <text:p>55.817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47798709677" calcext:value-type="float">
            <text:p>55.4747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732" calcext:value-type="float">
            <text:p>55.8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56464516129" calcext:value-type="float">
            <text:p>56.11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50344" calcext:value-type="float">
            <text:p>55.82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7246451613" calcext:value-type="float">
            <text:p>55.2787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72278709677" calcext:value-type="float">
            <text:p>54.487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6392" calcext:value-type="float">
            <text:p>53.9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66738064516" calcext:value-type="float">
            <text:p>53.7166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0016" calcext:value-type="float">
            <text:p>53.9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15197419355" calcext:value-type="float">
            <text:p>54.2415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44251428571" calcext:value-type="float">
            <text:p>54.5644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31091612903" calcext:value-type="float">
            <text:p>54.9631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0552" calcext:value-type="float">
            <text:p>55.83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59357419355" calcext:value-type="float">
            <text:p>56.045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4715862069" calcext:value-type="float">
            <text:p>56.124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4008" calcext:value-type="float">
            <text:p>56.01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86472" calcext:value-type="float">
            <text:p>55.3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44096551724" calcext:value-type="float">
            <text:p>54.5944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32030967742" calcext:value-type="float">
            <text:p>54.043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75248" calcext:value-type="float">
            <text:p>53.95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86904" calcext:value-type="float">
            <text:p>54.08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45244444444" calcext:value-type="float">
            <text:p>54.5445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28848" calcext:value-type="float">
            <text:p>54.93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2136774194" calcext:value-type="float">
            <text:p>56.2172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6176" calcext:value-type="float">
            <text:p>56.83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47136" calcext:value-type="float">
            <text:p>57.47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9687483871" calcext:value-type="float">
            <text:p>57.279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5899354839" calcext:value-type="float">
            <text:p>56.769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5848" calcext:value-type="float">
            <text:p>56.34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46510967742" calcext:value-type="float">
            <text:p>56.484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5312" calcext:value-type="float">
            <text:p>56.7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06998709677" calcext:value-type="float">
            <text:p>57.120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8724" calcext:value-type="float">
            <text:p>57.60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9476129032" calcext:value-type="float">
            <text:p>58.1319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46745806452" calcext:value-type="float">
            <text:p>60.064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7128" calcext:value-type="float">
            <text:p>60.5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03179354839" calcext:value-type="float">
            <text:p>61.070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6116" calcext:value-type="float">
            <text:p>61.12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05610322581" calcext:value-type="float">
            <text:p>60.950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80802580645" calcext:value-type="float">
            <text:p>60.668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946" calcext:value-type="float">
            <text:p>60.44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59633548387" calcext:value-type="float">
            <text:p>60.715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76808" calcext:value-type="float">
            <text:p>61.0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04038709677" calcext:value-type="float">
            <text:p>61.610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66623448276" calcext:value-type="float">
            <text:p>62.18666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61971612903" calcext:value-type="float">
            <text:p>62.9061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3512" calcext:value-type="float">
            <text:p>64.30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40408" calcext:value-type="float">
            <text:p>64.94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68136" calcext:value-type="float">
            <text:p>65.38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1215" calcext:value-type="float">
            <text:p>63.8371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76345806452" calcext:value-type="float">
            <text:p>64.697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20105806452" calcext:value-type="float">
            <text:p>62.3720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4416" calcext:value-type="float">
            <text:p>61.2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9602580645" calcext:value-type="float">
            <text:p>60.850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49784" calcext:value-type="float">
            <text:p>60.96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69690322581" calcext:value-type="float">
            <text:p>61.166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3934285714" calcext:value-type="float">
            <text:p>61.7673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61346206897" calcext:value-type="float">
            <text:p>62.32613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92529032258" calcext:value-type="float">
            <text:p>61.619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6224" calcext:value-type="float">
            <text:p>61.92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7682580645" calcext:value-type="float">
            <text:p>62.362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2256" calcext:value-type="float">
            <text:p>62.20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66611612903" calcext:value-type="float">
            <text:p>62.0466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5207483871" calcext:value-type="float">
            <text:p>59.5352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85672" calcext:value-type="float">
            <text:p>58.5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47470967742" calcext:value-type="float">
            <text:p>58.014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84664" calcext:value-type="float">
            <text:p>58.13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4203870968" calcext:value-type="float">
            <text:p>58.350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9874285714" calcext:value-type="float">
            <text:p>58.8999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99388387097" calcext:value-type="float">
            <text:p>59.3399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47158709677" calcext:value-type="float">
            <text:p>59.5347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0456" calcext:value-type="float">
            <text:p>60.25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73455483871" calcext:value-type="float">
            <text:p>60.787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2952" calcext:value-type="float">
            <text:p>60.80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89243870968" calcext:value-type="float">
            <text:p>60.8589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1757419355" calcext:value-type="float">
            <text:p>58.7281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0270967742" calcext:value-type="float">
            <text:p>56.826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42984" calcext:value-type="float">
            <text:p>56.79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30482580645" calcext:value-type="float">
            <text:p>56.9830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98025714286" calcext:value-type="float">
            <text:p>57.5298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0467096774" calcext:value-type="float">
            <text:p>58.0030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65858064516" calcext:value-type="float">
            <text:p>58.346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49496" calcext:value-type="float">
            <text:p>58.8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56015483871" calcext:value-type="float">
            <text:p>59.025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6888" calcext:value-type="float">
            <text:p>58.6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6229677419" calcext:value-type="float">
            <text:p>58.2506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9316129032" calcext:value-type="float">
            <text:p>58.003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7764" calcext:value-type="float">
            <text:p>57.54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80098064516" calcext:value-type="float">
            <text:p>57.5480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65528" calcext:value-type="float">
            <text:p>57.3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13238709677" calcext:value-type="float">
            <text:p>57.54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93922857143" calcext:value-type="float">
            <text:p>57.8393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50704" calcext:value-type="float">
            <text:p>58.1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1563870968" calcext:value-type="float">
            <text:p>58.524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66896" calcext:value-type="float">
            <text:p>58.80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0087741936" calcext:value-type="float">
            <text:p>58.9900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1976516129" calcext:value-type="float">
            <text:p>58.1419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8069677419" calcext:value-type="float">
            <text:p>57.436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00608" calcext:value-type="float">
            <text:p>57.2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19891612903" calcext:value-type="float">
            <text:p>57.431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9944" calcext:value-type="float">
            <text:p>57.79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97299310345" calcext:value-type="float">
            <text:p>58.08972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86209032258" calcext:value-type="float">
            <text:p>58.8486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2008516129" calcext:value-type="float">
            <text:p>59.922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65848" calcext:value-type="float">
            <text:p>60.40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1787692308" calcext:value-type="float">
            <text:p>60.66117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42248" calcext:value-type="float">
            <text:p>60.57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0983225806" calcext:value-type="float">
            <text:p>60.1980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11411612903" calcext:value-type="float">
            <text:p>59.791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8744" calcext:value-type="float">
            <text:p>59.2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35481290323" calcext:value-type="float">
            <text:p>59.1635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0088" calcext:value-type="float">
            <text:p>59.4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62652903226" calcext:value-type="float">
            <text:p>59.936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50808571429" calcext:value-type="float">
            <text:p>60.3550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13478709677" calcext:value-type="float">
            <text:p>60.781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19308387097" calcext:value-type="float">
            <text:p>61.561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0496" calcext:value-type="float">
            <text:p>61.9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33236129032" calcext:value-type="float">
            <text:p>62.2833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27" calcext:value-type="float">
            <text:p>62.2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80611612903" calcext:value-type="float">
            <text:p>61.818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16655483871" calcext:value-type="float">
            <text:p>61.061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6412" calcext:value-type="float">
            <text:p>60.44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81224" calcext:value-type="float">
            <text:p>59.95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26384516129" calcext:value-type="float">
            <text:p>60.242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9011428571" calcext:value-type="float">
            <text:p>60.6589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85021935484" calcext:value-type="float">
            <text:p>60.848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2817142857" calcext:value-type="float">
            <text:p>61.8532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78942222222" calcext:value-type="float">
            <text:p>62.4278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75382857143" calcext:value-type="float">
            <text:p>62.8175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32222222222" calcext:value-type="float">
            <text:p>62.8932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79291428571" calcext:value-type="float">
            <text:p>62.7879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4977142857" calcext:value-type="float">
            <text:p>62.8194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10568888889" calcext:value-type="float">
            <text:p>62.67105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84188571429" calcext:value-type="float">
            <text:p>62.6784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1946666667" calcext:value-type="float">
            <text:p>62.9831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1725" calcext:value-type="float">
            <text:p>63.102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9466666667" calcext:value-type="float">
            <text:p>62.776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1416" calcext:value-type="float">
            <text:p>62.8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5306666667" calcext:value-type="float">
            <text:p>62.8775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33066666667" calcext:value-type="float">
            <text:p>62.863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5335384615" calcext:value-type="float">
            <text:p>65.96153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6596" calcext:value-type="float">
            <text:p>64.96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34268571429" calcext:value-type="float">
            <text:p>63.1234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33217777778" calcext:value-type="float">
            <text:p>62.36332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1005714286" calcext:value-type="float">
            <text:p>61.8191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53306666667" calcext:value-type="float">
            <text:p>61.7853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71362857143" calcext:value-type="float">
            <text:p>61.88713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20016" calcext:value-type="float">
            <text:p>62.19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60385714286" calcext:value-type="float">
            <text:p>62.4660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3643870968" calcext:value-type="float">
            <text:p>62.474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8144" calcext:value-type="float">
            <text:p>62.70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8379354839" calcext:value-type="float">
            <text:p>62.944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2296" calcext:value-type="float">
            <text:p>62.74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69501935484" calcext:value-type="float">
            <text:p>62.1469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00221935484" calcext:value-type="float">
            <text:p>61.580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52832" calcext:value-type="float">
            <text:p>60.96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1037419355" calcext:value-type="float">
            <text:p>60.4381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56576" calcext:value-type="float">
            <text:p>60.45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55409032258" calcext:value-type="float">
            <text:p>60.8755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37511428571" calcext:value-type="float">
            <text:p>61.3637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37984516129" calcext:value-type="float">
            <text:p>61.903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9781538462" calcext:value-type="float">
            <text:p>62.57297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6166" calcext:value-type="float">
            <text:p>62.79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3012307692" calcext:value-type="float">
            <text:p>62.81330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70176" calcext:value-type="float">
            <text:p>62.505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84301538462" calcext:value-type="float">
            <text:p>61.99843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69984615385" calcext:value-type="float">
            <text:p>60.9769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333472" calcext:value-type="float">
            <text:p>59.843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762" calcext:value-type="float">
            <text:p>59.69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71062857143" calcext:value-type="float">
            <text:p>61.6471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3835" calcext:value-type="float">
            <text:p>61.163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5634285714" calcext:value-type="float">
            <text:p>61.6035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22422857143" calcext:value-type="float">
            <text:p>61.59224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2584615385" calcext:value-type="float">
            <text:p>59.6282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51701052632" calcext:value-type="float">
            <text:p>60.095170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6217" calcext:value-type="float">
            <text:p>60.156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6724173913" calcext:value-type="float">
            <text:p>59.796724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1556" calcext:value-type="float">
            <text:p>58.93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5541" calcext:value-type="float">
            <text:p>57.795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93968" calcext:value-type="float">
            <text:p>59.02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90336" calcext:value-type="float">
            <text:p>59.01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25744" calcext:value-type="float">
            <text:p>59.00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55056" calcext:value-type="float">
            <text:p>58.98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5436" calcext:value-type="float">
            <text:p>59.49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7768" calcext:value-type="float">
            <text:p>54.83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61188571429" calcext:value-type="float">
            <text:p>55.7061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18857931034" calcext:value-type="float">
            <text:p>55.63188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57779310345" calcext:value-type="float">
            <text:p>55.4257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05273846154" calcext:value-type="float">
            <text:p>54.98052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366" calcext:value-type="float">
            <text:p>54.68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7036137931" calcext:value-type="float">
            <text:p>54.66703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5804137931" calcext:value-type="float">
            <text:p>54.715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09912" calcext:value-type="float">
            <text:p>54.3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82675555555" calcext:value-type="float">
            <text:p>54.408267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20704" calcext:value-type="float">
            <text:p>54.46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4016" calcext:value-type="float">
            <text:p>54.4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7144615385" calcext:value-type="float">
            <text:p>54.51371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58213333333" calcext:value-type="float">
            <text:p>54.3658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13849230769" calcext:value-type="float">
            <text:p>53.81138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92008888889" calcext:value-type="float">
            <text:p>53.40920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42408888889" calcext:value-type="float">
            <text:p>53.09424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39766153846" calcext:value-type="float">
            <text:p>52.68397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1173333333" calcext:value-type="float">
            <text:p>52.4161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23313684211" calcext:value-type="float">
            <text:p>52.582331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953" calcext:value-type="float">
            <text:p>53.38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1242" calcext:value-type="float">
            <text:p>53.37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4097" calcext:value-type="float">
            <text:p>53.354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86784" calcext:value-type="float">
            <text:p>52.998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60068571429" calcext:value-type="float">
            <text:p>53.2860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9408" calcext:value-type="float">
            <text:p>53.4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302752" calcext:value-type="float">
            <text:p>53.42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081" calcext:value-type="float">
            <text:p>53.47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93152" calcext:value-type="float">
            <text:p>53.41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44424" calcext:value-type="float">
            <text:p>53.37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7" calcext:value-type="float">
            <text:p>53.3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3876" calcext:value-type="float">
            <text:p>53.36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761" calcext:value-type="float">
            <text:p>53.267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35585454545" calcext:value-type="float">
            <text:p>54.03355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4948" calcext:value-type="float">
            <text:p>53.30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87152" calcext:value-type="float">
            <text:p>53.1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09072" calcext:value-type="float">
            <text:p>53.1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348" calcext:value-type="float">
            <text:p>53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9936" calcext:value-type="float">
            <text:p>52.98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7865" calcext:value-type="float">
            <text:p>52.76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6156363636" calcext:value-type="float">
            <text:p>53.0356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6239" calcext:value-type="float">
            <text:p>52.966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9440516129" calcext:value-type="float">
            <text:p>52.3294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9984" calcext:value-type="float">
            <text:p>52.36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9486451613" calcext:value-type="float">
            <text:p>52.4989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24096" calcext:value-type="float">
            <text:p>52.5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18045714286" calcext:value-type="float">
            <text:p>52.2118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0056774194" calcext:value-type="float">
            <text:p>51.8860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10152258064" calcext:value-type="float">
            <text:p>51.3110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0448" calcext:value-type="float">
            <text:p>51.51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6168888889" calcext:value-type="float">
            <text:p>51.65761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54768" calcext:value-type="float">
            <text:p>51.7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30627692308" calcext:value-type="float">
            <text:p>52.11306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92832" calcext:value-type="float">
            <text:p>52.32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8267692308" calcext:value-type="float">
            <text:p>52.51082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14368" calcext:value-type="float">
            <text:p>52.49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95769230769" calcext:value-type="float">
            <text:p>52.2995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47636923077" calcext:value-type="float">
            <text:p>52.06476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236544" calcext:value-type="float">
            <text:p>51.722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02313846154" calcext:value-type="float">
            <text:p>51.85023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86971428571" calcext:value-type="float">
            <text:p>52.168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9754" calcext:value-type="float">
            <text:p>50.60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1466" calcext:value-type="float">
            <text:p>50.59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54149090909" calcext:value-type="float">
            <text:p>50.87541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80257391304" calcext:value-type="float">
            <text:p>51.028025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3008" calcext:value-type="float">
            <text:p>50.4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3178" calcext:value-type="float">
            <text:p>50.57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2322" calcext:value-type="float">
            <text:p>50.58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2808" calcext:value-type="float">
            <text:p>50.1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452" calcext:value-type="float">
            <text:p>50.1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6548" calcext:value-type="float">
            <text:p>50.86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0268" calcext:value-type="float">
            <text:p>46.3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818" calcext:value-type="float">
            <text:p>46.3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0852" calcext:value-type="float">
            <text:p>46.4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2292" calcext:value-type="float">
            <text:p>46.5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7052" calcext:value-type="float">
            <text:p>46.5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4261" calcext:value-type="float">
            <text:p>46.284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93577142857" calcext:value-type="float">
            <text:p>46.4593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73389473684" calcext:value-type="float">
            <text:p>46.68733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32045714286" calcext:value-type="float">
            <text:p>46.9032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1544" calcext:value-type="float">
            <text:p>47.1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9012" calcext:value-type="float">
            <text:p>46.9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9624" calcext:value-type="float">
            <text:p>47.0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904" calcext:value-type="float">
            <text:p>46.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364" calcext:value-type="float">
            <text:p>46.9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5512" calcext:value-type="float">
            <text:p>46.8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1608" calcext:value-type="float">
            <text:p>46.9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84052413793" calcext:value-type="float">
            <text:p>52.58840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98471724138" calcext:value-type="float">
            <text:p>53.50984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34536" calcext:value-type="float">
            <text:p>53.7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2035862069" calcext:value-type="float">
            <text:p>54.5222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1712" calcext:value-type="float">
            <text:p>56.25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8832" calcext:value-type="float">
            <text:p>61.4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86717241379" calcext:value-type="float">
            <text:p>60.4486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0832" calcext:value-type="float">
            <text:p>60.12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04402758621" calcext:value-type="float">
            <text:p>63.51044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12384" calcext:value-type="float">
            <text:p>60.2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37484444444" calcext:value-type="float">
            <text:p>60.27374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11877647059" calcext:value-type="float">
            <text:p>59.571187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7265" calcext:value-type="float">
            <text:p>61.937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561088" calcext:value-type="float">
            <text:p>60.955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941" calcext:value-type="float">
            <text:p>61.630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81626666667" calcext:value-type="float">
            <text:p>61.8381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16134285714" calcext:value-type="float">
            <text:p>61.2416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37688888889" calcext:value-type="float">
            <text:p>61.7637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34154285714" calcext:value-type="float">
            <text:p>61.9434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5875555556" calcext:value-type="float">
            <text:p>62.04858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30968888889" calcext:value-type="float">
            <text:p>62.4830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5159" calcext:value-type="float">
            <text:p>62.105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93866666667" calcext:value-type="float">
            <text:p>61.979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46565517241" calcext:value-type="float">
            <text:p>62.7446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28825714286" calcext:value-type="float">
            <text:p>63.12288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84525714286" calcext:value-type="float">
            <text:p>63.23845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98168888889" calcext:value-type="float">
            <text:p>62.90981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69272" calcext:value-type="float">
            <text:p>63.19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1325714286" calcext:value-type="float">
            <text:p>65.5041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26491428571" calcext:value-type="float">
            <text:p>66.2626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14929655172" calcext:value-type="float">
            <text:p>65.31149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45428571429" calcext:value-type="float">
            <text:p>69.004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1533793104" calcext:value-type="float">
            <text:p>66.08915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71050434783" calcext:value-type="float">
            <text:p>62.347105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011" calcext:value-type="float">
            <text:p>66.001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904" calcext:value-type="float">
            <text:p>59.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512" calcext:value-type="float">
            <text:p>57.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604" calcext:value-type="float">
            <text:p>64.8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756" calcext:value-type="float">
            <text:p>61.7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0571428571" calcext:value-type="float">
            <text:p>61.526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568" calcext:value-type="float">
            <text:p>65.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74" calcext:value-type="float">
            <text:p>68.0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61828571429" calcext:value-type="float">
            <text:p>63.076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51428571429" calcext:value-type="float">
            <text:p>62.37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99885714286" calcext:value-type="float">
            <text:p>59.779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18171428571" calcext:value-type="float">
            <text:p>65.701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164" calcext:value-type="float">
            <text:p>67.7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42" calcext:value-type="float">
            <text:p>66.6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444" calcext:value-type="float">
            <text:p>67.2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53714285714" calcext:value-type="float">
            <text:p>66.925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324" calcext:value-type="float">
            <text:p>65.2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178" calcext:value-type="float">
            <text:p>63.77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97" calcext:value-type="float">
            <text:p>66.1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4846090510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00" meta:object-count="0"/>
    <meta:user-defined meta:name="AppVersion">3.0</meta:user-defined>
  </office:meta>
</office:document-meta>
</file>